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Joint 1</text:p>
          </table:table-cell>
          <table:table-cell office:value-type="string" calcext:value-type="string">
            <text:p>Joint 2</text:p>
          </table:table-cell>
          <table:table-cell office:value-type="string" calcext:value-type="string">
            <text:p>Joint 3</text:p>
          </table:table-cell>
          <table:table-cell office:value-type="string" calcext:value-type="string">
            <text:p>Joint 4</text:p>
          </table:table-cell>
          <table:table-cell office:value-type="string" calcext:value-type="string">
            <text:p>Joint 5</text:p>
          </table:table-cell>
          <table:table-cell office:value-type="string" calcext:value-type="string">
            <text:p>Joint 6</text:p>
          </table:table-cell>
          <table:table-cell office:value-type="string" calcext:value-type="string">
            <text:p>Joint 7</text:p>
          </table:table-cell>
        </table:table-row>
        <table:table-row table:style-name="ro1">
          <table:table-cell office:value-type="string" calcext:value-type="string">
            <text:p>start pose 0</text:p>
          </table:table-cell>
          <table:table-cell office:value-type="float" office:value="-90" calcext:value-type="float">
            <text:p>-9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95" calcext:value-type="float">
            <text:p>-95</text:p>
          </table:table-cell>
          <table:table-cell office:value-type="float" office:value="257" calcext:value-type="float">
            <text:p>257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start pose 1</text:p>
          </table:table-cell>
          <table:table-cell office:value-type="float" office:value="-47" calcext:value-type="float">
            <text:p>-47</text:p>
          </table:table-cell>
          <table:table-cell office:value-type="float" office:value="273" calcext:value-type="float">
            <text:p>273</text:p>
          </table:table-cell>
          <table:table-cell office:value-type="float" office:value="-150" calcext:value-type="float">
            <text:p>-1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string" calcext:value-type="string">
            <text:p>start pose 2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-79" calcext:value-type="float">
            <text:p>-79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tart pose 3</text:p>
          </table:table-cell>
          <table:table-cell office:value-type="float" office:value="-70" calcext:value-type="float">
            <text:p>-70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-122" calcext:value-type="float">
            <text:p>-122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tart pose 4</text:p>
          </table:table-cell>
          <table:table-cell office:value-type="float" office:value="-104" calcext:value-type="float">
            <text:p>-104</text:p>
          </table:table-cell>
          <table:table-cell office:value-type="float" office:value="245" calcext:value-type="float">
            <text:p>245</text:p>
          </table:table-cell>
          <table:table-cell office:value-type="float" office:value="131" calcext:value-type="float">
            <text:p>131</text:p>
          </table:table-cell>
          <table:table-cell office:value-type="float" office:value="297" calcext:value-type="float">
            <text:p>297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tart pose 5</text:p>
          </table:table-cell>
          <table:table-cell office:value-type="float" office:value="-40" calcext:value-type="float">
            <text:p>-40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274" calcext:value-type="float">
            <text:p>274</text:p>
          </table:table-cell>
          <table:table-cell office:value-type="float" office:value="-24" calcext:value-type="float">
            <text:p>-24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art pose 6</text:p>
          </table:table-cell>
          <table:table-cell office:value-type="float" office:value="-58" calcext:value-type="float">
            <text:p>-58</text:p>
          </table:table-cell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office:value-type="float" office:value="291" calcext:value-type="float">
            <text:p>29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start pose 7</text:p>
          </table:table-cell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 pose 8</text:p>
          </table:table-cell>
          <table:table-cell office:value-type="float" office:value="-28" calcext:value-type="float">
            <text:p>-28</text:p>
          </table:table-cell>
          <table:table-cell office:value-type="float" office:value="136" calcext:value-type="float">
            <text:p>136</text:p>
          </table:table-cell>
          <table:table-cell office:value-type="float" office:value="-151" calcext:value-type="float">
            <text:p>-151</text:p>
          </table:table-cell>
          <table:table-cell office:value-type="float" office:value="306" calcext:value-type="float">
            <text:p>306</text:p>
          </table:table-cell>
          <table:table-cell office:value-type="float" office:value="139" calcext:value-type="float">
            <text:p>139</text:p>
          </table:table-cell>
          <table:table-cell office:value-type="float" office:value="291" calcext:value-type="float">
            <text:p>291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start pose 9</text:p>
          </table:table-cell>
          <table:table-cell office:value-type="float" office:value="-136" calcext:value-type="float">
            <text:p>-13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267" calcext:value-type="float">
            <text:p>267</text:p>
          </table:table-cell>
          <table:table-cell office:value-type="float" office:value="-73" calcext:value-type="float">
            <text:p>-7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rt pose 0</text:p>
          </table:table-cell>
          <table:table-cell table:style-name="ce1" table:formula="of:=[.B2]*3.14159265358979/180" office:value-type="float" office:value="-1.5707963267949" calcext:value-type="float">
            <text:p>-1.57080</text:p>
          </table:table-cell>
          <table:table-cell table:style-name="ce1" table:formula="of:=[.C2]*3.14159265358979/180" office:value-type="float" office:value="2.84488668075075" calcext:value-type="float">
            <text:p>2.84489</text:p>
          </table:table-cell>
          <table:table-cell table:style-name="ce1" table:formula="of:=[.D2]*3.14159265358979/180" office:value-type="float" office:value="0" calcext:value-type="float">
            <text:p>0.00000</text:p>
          </table:table-cell>
          <table:table-cell table:style-name="ce1" table:formula="of:=[.E2]*3.14159265358979/180" office:value-type="float" office:value="0.750491578357561" calcext:value-type="float">
            <text:p>0.75049</text:p>
          </table:table-cell>
          <table:table-cell table:style-name="ce1" table:formula="of:=[.F2]*3.14159265358979/180" office:value-type="float" office:value="-1.65806278939461" calcext:value-type="float">
            <text:p>-1.65806</text:p>
          </table:table-cell>
          <table:table-cell table:style-name="ce1" table:formula="of:=[.G2]*3.14159265358979/180" office:value-type="float" office:value="4.48549617762542" calcext:value-type="float">
            <text:p>4.48550</text:p>
          </table:table-cell>
          <table:table-cell table:style-name="ce1" table:formula="of:=[.H2]*3.14159265358979/180" office:value-type="float" office:value="-1.39626340159546" calcext:value-type="float">
            <text:p>-1.39626</text:p>
          </table:table-cell>
        </table:table-row>
        <table:table-row table:style-name="ro1">
          <table:table-cell office:value-type="string" calcext:value-type="string">
            <text:p>start pose 1</text:p>
          </table:table-cell>
          <table:table-cell table:style-name="ce1" table:formula="of:=[.B3]*3.14159265358979/180" office:value-type="float" office:value="-0.820304748437334" calcext:value-type="float">
            <text:p>-0.82030</text:p>
          </table:table-cell>
          <table:table-cell table:style-name="ce1" table:formula="of:=[.C3]*3.14159265358979/180" office:value-type="float" office:value="4.76474885794451" calcext:value-type="float">
            <text:p>4.76475</text:p>
          </table:table-cell>
          <table:table-cell table:style-name="ce1" table:formula="of:=[.D3]*3.14159265358979/180" office:value-type="float" office:value="-2.61799387799149" calcext:value-type="float">
            <text:p>-2.61799</text:p>
          </table:table-cell>
          <table:table-cell table:style-name="ce1" table:formula="of:=[.E3]*3.14159265358979/180" office:value-type="float" office:value="2.00712863979348" calcext:value-type="float">
            <text:p>2.00713</text:p>
          </table:table-cell>
          <table:table-cell table:style-name="ce1" table:formula="of:=[.F3]*3.14159265358979/180" office:value-type="float" office:value="0.890117918517107" calcext:value-type="float">
            <text:p>0.89012</text:p>
          </table:table-cell>
          <table:table-cell table:style-name="ce1" table:formula="of:=[.G3]*3.14159265358979/180" office:value-type="float" office:value="4.52040276266531" calcext:value-type="float">
            <text:p>4.52040</text:p>
          </table:table-cell>
          <table:table-cell table:style-name="ce1" table:formula="of:=[.H3]*3.14159265358979/180" office:value-type="float" office:value="-2.80998009571087" calcext:value-type="float">
            <text:p>-2.80998</text:p>
          </table:table-cell>
        </table:table-row>
        <table:table-row table:style-name="ro1">
          <table:table-cell office:value-type="string" calcext:value-type="string">
            <text:p>start pose 2</text:p>
          </table:table-cell>
          <table:table-cell table:style-name="ce1" table:formula="of:=[.B4]*3.14159265358979/180" office:value-type="float" office:value="2.91469985083053" calcext:value-type="float">
            <text:p>2.91470</text:p>
          </table:table-cell>
          <table:table-cell table:style-name="ce1" table:formula="of:=[.C4]*3.14159265358979/180" office:value-type="float" office:value="2.09439510239319" calcext:value-type="float">
            <text:p>2.09440</text:p>
          </table:table-cell>
          <table:table-cell table:style-name="ce1" table:formula="of:=[.D4]*3.14159265358979/180" office:value-type="float" office:value="-1.37881010907552" calcext:value-type="float">
            <text:p>-1.37881</text:p>
          </table:table-cell>
          <table:table-cell table:style-name="ce1" table:formula="of:=[.E4]*3.14159265358979/180" office:value-type="float" office:value="2.11184839491314" calcext:value-type="float">
            <text:p>2.11185</text:p>
          </table:table-cell>
          <table:table-cell table:style-name="ce1" table:formula="of:=[.F4]*3.14159265358979/180" office:value-type="float" office:value="0.663225115757845" calcext:value-type="float">
            <text:p>0.66323</text:p>
          </table:table-cell>
          <table:table-cell table:style-name="ce1" table:formula="of:=[.G4]*3.14159265358979/180" office:value-type="float" office:value="1.88495559215387" calcext:value-type="float">
            <text:p>1.88496</text:p>
          </table:table-cell>
          <table:table-cell table:style-name="ce1" table:formula="of:=[.H4]*3.14159265358979/180" office:value-type="float" office:value="1.37881010907552" calcext:value-type="float">
            <text:p>1.37881</text:p>
          </table:table-cell>
        </table:table-row>
        <table:table-row table:style-name="ro1">
          <table:table-cell office:value-type="string" calcext:value-type="string">
            <text:p>start pose 3</text:p>
          </table:table-cell>
          <table:table-cell table:style-name="ce1" table:formula="of:=[.B5]*3.14159265358979/180" office:value-type="float" office:value="-1.22173047639603" calcext:value-type="float">
            <text:p>-1.22173</text:p>
          </table:table-cell>
          <table:table-cell table:style-name="ce1" table:formula="of:=[.C5]*3.14159265358979/180" office:value-type="float" office:value="4.17133691226644" calcext:value-type="float">
            <text:p>4.17134</text:p>
          </table:table-cell>
          <table:table-cell table:style-name="ce1" table:formula="of:=[.D5]*3.14159265358979/180" office:value-type="float" office:value="2.23402144255274" calcext:value-type="float">
            <text:p>2.23402</text:p>
          </table:table-cell>
          <table:table-cell table:style-name="ce1" table:formula="of:=[.E5]*3.14159265358979/180" office:value-type="float" office:value="2.49582083035189" calcext:value-type="float">
            <text:p>2.49582</text:p>
          </table:table-cell>
          <table:table-cell table:style-name="ce1" table:formula="of:=[.F5]*3.14159265358979/180" office:value-type="float" office:value="-2.12930168743308" calcext:value-type="float">
            <text:p>-2.12930</text:p>
          </table:table-cell>
          <table:table-cell table:style-name="ce1" table:formula="of:=[.G5]*3.14159265358979/180" office:value-type="float" office:value="4.29350995990605" calcext:value-type="float">
            <text:p>4.29351</text:p>
          </table:table-cell>
          <table:table-cell table:style-name="ce1" table:formula="of:=[.H5]*3.14159265358979/180" office:value-type="float" office:value="3.00196631343024" calcext:value-type="float">
            <text:p>3.00197</text:p>
          </table:table-cell>
        </table:table-row>
        <table:table-row table:style-name="ro1">
          <table:table-cell office:value-type="string" calcext:value-type="string">
            <text:p>start pose 4</text:p>
          </table:table-cell>
          <table:table-cell table:style-name="ce1" table:formula="of:=[.B6]*3.14159265358979/180" office:value-type="float" office:value="-1.8151424220741" calcext:value-type="float">
            <text:p>-1.81514</text:p>
          </table:table-cell>
          <table:table-cell table:style-name="ce1" table:formula="of:=[.C6]*3.14159265358979/180" office:value-type="float" office:value="4.2760566673861" calcext:value-type="float">
            <text:p>4.27606</text:p>
          </table:table-cell>
          <table:table-cell table:style-name="ce1" table:formula="of:=[.D6]*3.14159265358979/180" office:value-type="float" office:value="2.28638132011257" calcext:value-type="float">
            <text:p>2.28638</text:p>
          </table:table-cell>
          <table:table-cell table:style-name="ce1" table:formula="of:=[.E6]*3.14159265358979/180" office:value-type="float" office:value="5.18362787842315" calcext:value-type="float">
            <text:p>5.18363</text:p>
          </table:table-cell>
          <table:table-cell table:style-name="ce1" table:formula="of:=[.F6]*3.14159265358979/180" office:value-type="float" office:value="1.78023583703421" calcext:value-type="float">
            <text:p>1.78024</text:p>
          </table:table-cell>
          <table:table-cell table:style-name="ce1" table:formula="of:=[.G6]*3.14159265358979/180" office:value-type="float" office:value="1.15191730631626" calcext:value-type="float">
            <text:p>1.15192</text:p>
          </table:table-cell>
          <table:table-cell table:style-name="ce1" table:formula="of:=[.H6]*3.14159265358979/180" office:value-type="float" office:value="3.00196631343024" calcext:value-type="float">
            <text:p>3.00197</text:p>
          </table:table-cell>
        </table:table-row>
        <table:table-row table:style-name="ro1">
          <table:table-cell office:value-type="string" calcext:value-type="string">
            <text:p>start pose 5</text:p>
          </table:table-cell>
          <table:table-cell table:style-name="ce1" table:formula="of:=[.B7]*3.14159265358979/180" office:value-type="float" office:value="-0.698131700797731" calcext:value-type="float">
            <text:p>-0.69813</text:p>
          </table:table-cell>
          <table:table-cell table:style-name="ce1" table:formula="of:=[.C7]*3.14159265358979/180" office:value-type="float" office:value="3.96189740202712" calcext:value-type="float">
            <text:p>3.96190</text:p>
          </table:table-cell>
          <table:table-cell table:style-name="ce1" table:formula="of:=[.D7]*3.14159265358979/180" office:value-type="float" office:value="0.296705972839036" calcext:value-type="float">
            <text:p>0.29671</text:p>
          </table:table-cell>
          <table:table-cell table:style-name="ce1" table:formula="of:=[.E7]*3.14159265358979/180" office:value-type="float" office:value="4.78220215046446" calcext:value-type="float">
            <text:p>4.78220</text:p>
          </table:table-cell>
          <table:table-cell table:style-name="ce1" table:formula="of:=[.F7]*3.14159265358979/180" office:value-type="float" office:value="-0.418879020478639" calcext:value-type="float">
            <text:p>-0.41888</text:p>
          </table:table-cell>
          <table:table-cell table:style-name="ce1" table:formula="of:=[.G7]*3.14159265358979/180" office:value-type="float" office:value="1.43116998663535" calcext:value-type="float">
            <text:p>1.43117</text:p>
          </table:table-cell>
          <table:table-cell table:style-name="ce1" table:formula="of:=[.H7]*3.14159265358979/180" office:value-type="float" office:value="0.663225115757845" calcext:value-type="float">
            <text:p>0.66323</text:p>
          </table:table-cell>
        </table:table-row>
        <table:table-row table:style-name="ro1">
          <table:table-cell office:value-type="string" calcext:value-type="string">
            <text:p>start pose 6</text:p>
          </table:table-cell>
          <table:table-cell table:style-name="ce1" table:formula="of:=[.B8]*3.14159265358979/180" office:value-type="float" office:value="-1.01229096615671" calcext:value-type="float">
            <text:p>-1.01229</text:p>
          </table:table-cell>
          <table:table-cell table:style-name="ce1" table:formula="of:=[.C8]*3.14159265358979/180" office:value-type="float" office:value="4.13643032722656" calcext:value-type="float">
            <text:p>4.13643</text:p>
          </table:table-cell>
          <table:table-cell table:style-name="ce1" table:formula="of:=[.D8]*3.14159265358979/180" office:value-type="float" office:value="1.86750229963393" calcext:value-type="float">
            <text:p>1.86750</text:p>
          </table:table-cell>
          <table:table-cell table:style-name="ce1" table:formula="of:=[.E8]*3.14159265358979/180" office:value-type="float" office:value="4.43313630006559" calcext:value-type="float">
            <text:p>4.43314</text:p>
          </table:table-cell>
          <table:table-cell table:style-name="ce1" table:formula="of:=[.F8]*3.14159265358979/180" office:value-type="float" office:value="1.85004900711399" calcext:value-type="float">
            <text:p>1.85005</text:p>
          </table:table-cell>
          <table:table-cell table:style-name="ce1" table:formula="of:=[.G8]*3.14159265358979/180" office:value-type="float" office:value="5.07890812330349" calcext:value-type="float">
            <text:p>5.07891</text:p>
          </table:table-cell>
          <table:table-cell table:style-name="ce1" table:formula="of:=[.H8]*3.14159265358979/180" office:value-type="float" office:value="-0.331612557878922" calcext:value-type="float">
            <text:p>-0.33161</text:p>
          </table:table-cell>
        </table:table-row>
        <table:table-row table:style-name="ro1">
          <table:table-cell office:value-type="string" calcext:value-type="string">
            <text:p>start pose 7</text:p>
          </table:table-cell>
          <table:table-cell table:style-name="ce1" table:formula="of:=[.B9]*3.14159265358979/180" office:value-type="float" office:value="2.26892802759263" calcext:value-type="float">
            <text:p>2.26893</text:p>
          </table:table-cell>
          <table:table-cell table:style-name="ce1" table:formula="of:=[.C9]*3.14159265358979/180" office:value-type="float" office:value="3.54301838154849" calcext:value-type="float">
            <text:p>3.54302</text:p>
          </table:table-cell>
          <table:table-cell table:style-name="ce1" table:formula="of:=[.D9]*3.14159265358979/180" office:value-type="float" office:value="0.715584993317674" calcext:value-type="float">
            <text:p>0.71558</text:p>
          </table:table-cell>
          <table:table-cell table:style-name="ce1" table:formula="of:=[.E9]*3.14159265358979/180" office:value-type="float" office:value="0.750491578357561" calcext:value-type="float">
            <text:p>0.75049</text:p>
          </table:table-cell>
          <table:table-cell table:style-name="ce1" table:formula="of:=[.F9]*3.14159265358979/180" office:value-type="float" office:value="1.44862327915529" calcext:value-type="float">
            <text:p>1.44862</text:p>
          </table:table-cell>
          <table:table-cell table:style-name="ce1" table:formula="of:=[.G9]*3.14159265358979/180" office:value-type="float" office:value="3.92699081698724" calcext:value-type="float">
            <text:p>3.92699</text:p>
          </table:table-cell>
          <table:table-cell table:style-name="ce1" table:formula="of:=[.H9]*3.14159265358979/180" office:value-type="float" office:value="0" calcext:value-type="float">
            <text:p>0.00000</text:p>
          </table:table-cell>
        </table:table-row>
        <table:table-row table:style-name="ro1">
          <table:table-cell office:value-type="string" calcext:value-type="string">
            <text:p>start pose 8</text:p>
          </table:table-cell>
          <table:table-cell table:style-name="ce1" table:formula="of:=[.B10]*3.14159265358979/180" office:value-type="float" office:value="-0.488692190558412" calcext:value-type="float">
            <text:p>-0.48869</text:p>
          </table:table-cell>
          <table:table-cell table:style-name="ce1" table:formula="of:=[.C10]*3.14159265358979/180" office:value-type="float" office:value="2.37364778271229" calcext:value-type="float">
            <text:p>2.37365</text:p>
          </table:table-cell>
          <table:table-cell table:style-name="ce1" table:formula="of:=[.D10]*3.14159265358979/180" office:value-type="float" office:value="-2.63544717051143" calcext:value-type="float">
            <text:p>-2.63545</text:p>
          </table:table-cell>
          <table:table-cell table:style-name="ce1" table:formula="of:=[.E10]*3.14159265358979/180" office:value-type="float" office:value="5.34070751110264" calcext:value-type="float">
            <text:p>5.34071</text:p>
          </table:table-cell>
          <table:table-cell table:style-name="ce1" table:formula="of:=[.F10]*3.14159265358979/180" office:value-type="float" office:value="2.42600766027212" calcext:value-type="float">
            <text:p>2.42601</text:p>
          </table:table-cell>
          <table:table-cell table:style-name="ce1" table:formula="of:=[.G10]*3.14159265358979/180" office:value-type="float" office:value="5.07890812330349" calcext:value-type="float">
            <text:p>5.07891</text:p>
          </table:table-cell>
          <table:table-cell table:style-name="ce1" table:formula="of:=[.H10]*3.14159265358979/180" office:value-type="float" office:value="-1.95476876223365" calcext:value-type="float">
            <text:p>-1.95477</text:p>
          </table:table-cell>
        </table:table-row>
        <table:table-row table:style-name="ro1">
          <table:table-cell office:value-type="string" calcext:value-type="string">
            <text:p>start pose 9</text:p>
          </table:table-cell>
          <table:table-cell table:style-name="ce1" table:formula="of:=[.B11]*3.14159265358979/180" office:value-type="float" office:value="-2.37364778271229" calcext:value-type="float">
            <text:p>-2.37365</text:p>
          </table:table-cell>
          <table:table-cell table:style-name="ce1" table:formula="of:=[.C11]*3.14159265358979/180" office:value-type="float" office:value="2.51327412287183" calcext:value-type="float">
            <text:p>2.51327</text:p>
          </table:table-cell>
          <table:table-cell table:style-name="ce1" table:formula="of:=[.D11]*3.14159265358979/180" office:value-type="float" office:value="2.93215314335047" calcext:value-type="float">
            <text:p>2.93215</text:p>
          </table:table-cell>
          <table:table-cell table:style-name="ce1" table:formula="of:=[.E11]*3.14159265358979/180" office:value-type="float" office:value="4.66002910282486" calcext:value-type="float">
            <text:p>4.66003</text:p>
          </table:table-cell>
          <table:table-cell table:style-name="ce1" table:formula="of:=[.F11]*3.14159265358979/180" office:value-type="float" office:value="-1.27409035395586" calcext:value-type="float">
            <text:p>-1.27409</text:p>
          </table:table-cell>
          <table:table-cell table:style-name="ce1" table:formula="of:=[.G11]*3.14159265358979/180" office:value-type="float" office:value="1.32645023151569" calcext:value-type="float">
            <text:p>1.32645</text:p>
          </table:table-cell>
          <table:table-cell table:style-name="ce1" table:formula="of:=[.H11]*3.14159265358979/180" office:value-type="float" office:value="0.680678408277788" calcext:value-type="float">
            <text:p>0.68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09:24:11.674333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8:19:05.074942801</meta:creation-date>
    <dc:date>2021-03-15T09:26:59.787885667</dc:date>
    <meta:editing-duration>PT12M33S</meta:editing-duration>
    <meta:editing-cycles>2</meta:editing-cycles>
    <meta:generator>LibreOffice/6.0.7.3$Linux_X86_64 LibreOffice_project/00m0$Build-3</meta:generator>
    <meta:document-statistic meta:table-count="1" meta:cell-count="167" meta:object-count="0"/>
  </office:meta>
</office:document-meta>
</file>